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17.91mm" svg:y="85.8mm">
            <draw:object draw:notify-on-update-of-ranges="List1.C11:List1.H11 List1.B12:List1.B12 List1.B12:List1.H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2.57mm" svg:y="230.3mm">
            <draw:object draw:notify-on-update-of-ranges="List1.C46:List1.H46 List1.B46:List1.B46 List1.C47:List1.H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4.23mm" svg:y="471.18mm">
            <draw:object draw:notify-on-update-of-ranges="List1.J83:List1.O83 List1.J83:List1.O83 List1.J85:List1.O8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63mm" svg:y="482.87mm">
            <draw:object draw:notify-on-update-of-ranges="List1.J83:List1.O83 List1.J83:List1.O83 List1.J85:List1.O8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2" calcext:value-type="float">
            <text:p>0,02</text:p>
          </table:table-cell>
          <table:table-cell office:value-type="float" office:value="0.417" calcext:value-type="float">
            <text:p>0,417</text:p>
          </table:table-cell>
          <table:table-cell office:value-type="float" office:value="16.81" calcext:value-type="float">
            <text:p>16,81</text:p>
          </table:table-cell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8]/50*1000" office:value-type="float" office:value="0.4" calcext:value-type="float">
            <text:p>0,4</text:p>
          </table:table-cell>
          <table:table-cell table:formula="of:=[.D8]/50*1000" office:value-type="float" office:value="8.34" calcext:value-type="float">
            <text:p>8,34</text:p>
          </table:table-cell>
          <table:table-cell table:formula="of:=[.E8]/50*1000" office:value-type="float" office:value="336.2" calcext:value-type="float">
            <text:p>336,2</text:p>
          </table:table-cell>
          <table:table-cell table:formula="of:=[.F8]/50*1000" office:value-type="float" office:value="12357" calcext:value-type="float">
            <text:p>12357</text:p>
          </table:table-cell>
          <table:table-cell table:formula="of:=[.G8]/50*1000" office:value-type="float" office:value="52981.52" calcext:value-type="float">
            <text:p>52981,52</text:p>
          </table:table-cell>
          <table:table-cell table:formula="of:=[.H8]/50*1000" office:value-type="float" office:value="453796.22" calcext:value-type="float">
            <text:p>453796,22</text:p>
          </table:table-cell>
          <table:table-cell table:number-columns-repeated="8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3"/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43]/50*1000" office:value-type="float" office:value="0.06" calcext:value-type="float">
            <text:p>0,06</text:p>
          </table:table-cell>
          <table:table-cell table:formula="of:=[.D43]/50*1000" office:value-type="float" office:value="0.2" calcext:value-type="float">
            <text:p>0,2</text:p>
          </table:table-cell>
          <table:table-cell table:formula="of:=[.E43]/50*1000" office:value-type="float" office:value="0.34" calcext:value-type="float">
            <text:p>0,34</text:p>
          </table:table-cell>
          <table:table-cell table:formula="of:=[.F43]/50*1000" office:value-type="float" office:value="0.34" calcext:value-type="float">
            <text:p>0,34</text:p>
          </table:table-cell>
          <table:table-cell table:formula="of:=[.G43]/50*1000" office:value-type="float" office:value="0.36" calcext:value-type="float">
            <text:p>0,36</text:p>
          </table:table-cell>
          <table:table-cell table:formula="of:=[.H43]/50*1000" office:value-type="float" office:value="0.34" calcext:value-type="float">
            <text:p>0,34</text:p>
          </table:table-cell>
          <table:table-cell table:number-columns-repeated="8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tivni chyba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 ε = ( C(OPT)-C(APX) ) / C(OPT)</text:p>
          </table:table-cell>
          <table:table-cell/>
          <table:table-cell office:value-type="string" calcext:value-type="string">
            <text:p>cena optima</text:p>
          </table:table-cell>
          <table:table-cell office:value-type="string" calcext:value-type="string">
            <text:p>cena heurestiky</text:p>
          </table:table-cell>
          <table:table-cell office:value-type="string" calcext:value-type="string">
            <text:p>rel chyba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kde C(OPT) je cena opti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D76]-[.E76])/[.D7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 C(APX) je cena přibližného řešení</text:p>
          </table:table-cell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2"/>
          <table:table-cell table:number-columns-repeated="6"/>
          <table:table-cell office:value-type="string" calcext:value-type="string">
            <text:p>Průměrná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021745081134444" calcext:value-type="float">
            <text:p>0,0217450811</text:p>
          </table:table-cell>
          <table:table-cell office:value-type="float" office:value="0.012861985803958" calcext:value-type="float">
            <text:p>0,0128619858</text:p>
          </table:table-cell>
          <table:table-cell office:value-type="float" office:value="0.0047589181659386" calcext:value-type="float">
            <text:p>0,0047589182</text:p>
          </table:table-cell>
          <table:table-cell office:value-type="float" office:value="0.0060008561945465" calcext:value-type="float">
            <text:p>0,006000856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84]*100" office:value-type="float" office:value="2.1745081134444" calcext:value-type="float">
            <text:p>2,1745081134</text:p>
          </table:table-cell>
          <table:table-cell table:formula="of:=[.K84]*100" office:value-type="float" office:value="1.2861985803958" calcext:value-type="float">
            <text:p>1,2861985804</text:p>
          </table:table-cell>
          <table:table-cell table:formula="of:=[.L84]*100" office:value-type="float" office:value="0.47589181659386" calcext:value-type="float">
            <text:p>0,4758918166</text:p>
          </table:table-cell>
          <table:table-cell table:formula="of:=[.M84]*100" office:value-type="float" office:value="0.60008561945465" calcext:value-type="float">
            <text:p>0,6000856195</text:p>
          </table:table-cell>
          <table:table-cell table:formula="of:=[.N84]*100" office:value-type="float" office:value="0" calcext:value-type="float">
            <text:p>0</text:p>
          </table:table-cell>
          <table:table-cell table:formula="of:=[.O84]*10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Maximální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36363636363636" calcext:value-type="float">
            <text:p>0,3636363636</text:p>
          </table:table-cell>
          <table:table-cell office:value-type="float" office:value="0.11480075901328" calcext:value-type="float">
            <text:p>0,114800759</text:p>
          </table:table-cell>
          <table:table-cell office:value-type="float" office:value="0.085427135678392" calcext:value-type="float">
            <text:p>0,0854271357</text:p>
          </table:table-cell>
          <table:table-cell office:value-type="float" office:value="0.08433734939759" calcext:value-type="float">
            <text:p>0,084337349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94]*100" office:value-type="float" office:value="36.363636363636" calcext:value-type="float">
            <text:p>36,3636363636</text:p>
          </table:table-cell>
          <table:table-cell table:formula="of:=[.K94]*100" office:value-type="float" office:value="11.480075901328" calcext:value-type="float">
            <text:p>11,4800759013</text:p>
          </table:table-cell>
          <table:table-cell table:formula="of:=[.L94]*100" office:value-type="float" office:value="8.5427135678392" calcext:value-type="float">
            <text:p>8,5427135678</text:p>
          </table:table-cell>
          <table:table-cell table:formula="of:=[.M94]*100" office:value-type="float" office:value="8.433734939759" calcext:value-type="float">
            <text:p>8,4337349398</text:p>
          </table:table-cell>
          <table:table-cell table:formula="of:=[.N94]*100" office:value-type="float" office:value="0" calcext:value-type="float">
            <text:p>0</text:p>
          </table:table-cell>
          <table:table-cell table:formula="of:=[.O94]*1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5:07:01.08141313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25:56.253371960</meta:creation-date>
    <dc:date>2015-10-20T15:10:00.938027096</dc:date>
    <meta:editing-duration>PT1H20M16S</meta:editing-duration>
    <meta:editing-cycles>18</meta:editing-cycles>
    <meta:generator>LibreOffice/4.4.5.2$Linux_X86_64 LibreOffice_project/40m0$Build-2</meta:generator>
    <meta:document-statistic meta:table-count="1" meta:cell-count="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46:List1.H46 List1.C47:List1.H47" chart:data-source-has-labels="both" svg:x="1.331cm" svg:y="0.18cm" svg:width="14.349cm" svg:height="7.659cm">
          <chartooo:coordinate-region svg:x="2.243cm" svg:y="0.379cm" svg:width="13.251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46:List1.H46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47:List1.H47" chart:label-cell-address="List1.B46:List1.B4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46:List1.H4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List1.B46:List1.B46</svg:desc>
                </draw:g>
              </table:table-cell>
              <table:table-cell office:value-type="float" office:value="0.06">
                <text:p>0.06</text:p>
                <draw:g>
                  <svg:desc>List1.C47:List1.H47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C11:List1.H11 List1.B12:List1.H12" chart:data-source-has-labels="both" svg:x="1.331cm" svg:y="0.18cm" svg:width="14.349cm" svg:height="7.659cm">
          <chartooo:coordinate-region svg:x="2.693cm" svg:y="0.379cm" svg:width="12.987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11:List1.H11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B12:List1.H12" chart:label-cell-address="List1.B12:List1.B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1:List1.H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čas za 1, v ms</text:p>
                <draw:g>
                  <svg:desc>List1.B12:List1.B12</svg:desc>
                </draw:g>
              </table:table-cell>
              <table:table-cell office:value-type="float" office:value="NaN">
                <text:p>NaN</text:p>
                <draw:g>
                  <svg:desc>List1.B12:List1.H1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8.34">
                <text:p>8.34</text:p>
              </table:table-cell>
              <table:table-cell office:value-type="float" office:value="336.2">
                <text:p>336.2</text:p>
              </table:table-cell>
              <table:table-cell office:value-type="float" office:value="12357">
                <text:p>12357</text:p>
              </table:table-cell>
              <table:table-cell office:value-type="float" office:value="52981.52">
                <text:p>52981.52</text:p>
              </table:table-cell>
              <table:table-cell office:value-type="float" office:value="453796.22">
                <text:p>453796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83:List1.O83 List1.J85:List1.O85" chart:data-source-has-labels="both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83:List1.O83"/>
          </chart:axis>
          <chart:axis chart:dimension="y" chart:name="primary-y" chart:style-name="ch5">
            <chart:title svg:x="0.451cm" svg:y="6.13cm" chart:style-name="ch6">
              <text:p>Průměrná relativní chyba [%]</text:p>
            </chart:title>
            <chart:grid chart:style-name="ch7" chart:class="major"/>
          </chart:axis>
          <chart:series chart:style-name="ch8" chart:values-cell-range-address="List1.J85:List1.O85" chart:label-cell-address="List1.J83:List1.O8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83:List1.O8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83:List1.O83</svg:desc>
                </draw:g>
              </table:table-cell>
              <table:table-cell office:value-type="float" office:value="2.1745081134444">
                <text:p>2.1745081134444</text:p>
                <draw:g>
                  <svg:desc>List1.J85:List1.O85</svg:desc>
                </draw:g>
              </table:table-cell>
              <table:table-cell office:value-type="float" office:value="1.2861985803958">
                <text:p>1.2861985803958</text:p>
              </table:table-cell>
              <table:table-cell office:value-type="float" office:value="0.47589181659386">
                <text:p>0.47589181659386</text:p>
              </table:table-cell>
              <table:table-cell office:value-type="float" office:value="0.60008561945465">
                <text:p>0.60008561945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83:List1.O83 List1.J85:List1.O85" chart:data-source-has-labels="both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83:List1.O83"/>
          </chart:axis>
          <chart:axis chart:dimension="y" chart:name="primary-y" chart:style-name="ch5">
            <chart:title svg:x="0.451cm" svg:y="6.156cm" chart:style-name="ch6">
              <text:p>Maximální relativní chyba [%]</text:p>
            </chart:title>
            <chart:grid chart:style-name="ch7" chart:class="major"/>
          </chart:axis>
          <chart:series chart:style-name="ch8" chart:values-cell-range-address="List1.J85:List1.O85" chart:label-cell-address="List1.J83:List1.O8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83:List1.O8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83:List1.O83</svg:desc>
                </draw:g>
              </table:table-cell>
              <table:table-cell office:value-type="float" office:value="2.1745081134444">
                <text:p>2.1745081134444</text:p>
                <draw:g>
                  <svg:desc>List1.J85:List1.O85</svg:desc>
                </draw:g>
              </table:table-cell>
              <table:table-cell office:value-type="float" office:value="1.2861985803958">
                <text:p>1.2861985803958</text:p>
              </table:table-cell>
              <table:table-cell office:value-type="float" office:value="0.47589181659386">
                <text:p>0.47589181659386</text:p>
              </table:table-cell>
              <table:table-cell office:value-type="float" office:value="0.60008561945465">
                <text:p>0.60008561945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